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06318" officeooo:paragraph-rsid="00206318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2484e" officeooo:paragraph-rsid="0022484e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2484e" officeooo:paragraph-rsid="00247e0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362e9" officeooo:paragraph-rsid="002362e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3f441" officeooo:paragraph-rsid="0023f441"/>
    </style:style>
    <style:style style:name="P11" style:family="paragraph" style:parent-style-name="Standard">
      <style:text-properties officeooo:paragraph-rsid="001376c2"/>
    </style:style>
    <style:style style:name="P12" style:family="paragraph" style:parent-style-name="Text_20_body">
      <style:text-properties style:font-name="Arial" officeooo:rsid="0014756d" officeooo:paragraph-rsid="0014756d"/>
    </style:style>
    <style:style style:name="P13" style:family="paragraph" style:parent-style-name="Table_20_Contents" style:list-style-name="L1">
      <style:text-properties style:font-name="Arial" officeooo:rsid="00206318" officeooo:paragraph-rsid="00206318"/>
    </style:style>
    <style:style style:name="P14" style:family="paragraph" style:parent-style-name="Table_20_Contents" style:list-style-name="L2">
      <style:text-properties style:font-name="Arial" officeooo:rsid="00206318" officeooo:paragraph-rsid="00206318"/>
    </style:style>
    <style:style style:name="P15" style:family="paragraph" style:parent-style-name="Table_20_Contents" style:list-style-name="L4">
      <style:text-properties style:font-name="Arial" officeooo:rsid="00206318" officeooo:paragraph-rsid="00206318"/>
    </style:style>
    <style:style style:name="P16" style:family="paragraph" style:parent-style-name="Table_20_Contents" style:list-style-name="L5">
      <style:text-properties style:font-name="Arial" officeooo:rsid="00206318" officeooo:paragraph-rsid="00206318"/>
    </style:style>
    <style:style style:name="P17" style:family="paragraph" style:parent-style-name="Table_20_Contents" style:list-style-name="L6">
      <style:text-properties style:font-name="Arial" officeooo:rsid="00206318" officeooo:paragraph-rsid="00206318"/>
    </style:style>
    <style:style style:name="P18" style:family="paragraph" style:parent-style-name="Table_20_Contents" style:list-style-name="L2">
      <style:text-properties style:font-name="Arial" fo:font-style="italic" officeooo:rsid="00206318" officeooo:paragraph-rsid="00206318" style:font-style-asian="italic" style:font-style-complex="italic"/>
    </style:style>
    <style:style style:name="P19" style:family="paragraph" style:parent-style-name="Table_20_Contents" style:list-style-name="L3">
      <style:text-properties style:font-name="Arial" fo:font-style="italic" officeooo:rsid="00206318" officeooo:paragraph-rsid="00206318" style:font-style-asian="italic" style:font-style-complex="italic"/>
    </style:style>
    <style:style style:name="P20" style:family="paragraph" style:parent-style-name="Table_20_Contents" style:list-style-name="L5">
      <style:text-properties style:font-name="Arial" fo:font-style="italic" officeooo:rsid="00206318" officeooo:paragraph-rsid="00206318" style:font-style-asian="italic" style:font-style-complex="italic"/>
    </style:style>
    <style:style style:name="P21" style:family="paragraph" style:parent-style-name="Table_20_Contents" style:list-style-name="L6">
      <style:text-properties style:font-name="Arial" fo:font-style="italic" officeooo:rsid="0022484e" officeooo:paragraph-rsid="0022484e" style:font-style-asian="italic" style:font-style-complex="italic"/>
    </style:style>
    <style:style style:name="P22" style:family="paragraph" style:parent-style-name="Table_20_Contents" style:list-style-name="L7">
      <style:text-properties style:font-name="Arial" fo:font-style="italic" officeooo:rsid="0022484e" officeooo:paragraph-rsid="0022484e" style:font-style-asian="italic" style:font-style-complex="italic"/>
    </style:style>
    <style:style style:name="P23" style:family="paragraph" style:parent-style-name="Table_20_Contents" style:list-style-name="L8">
      <style:text-properties style:font-name="Arial" fo:font-style="italic" officeooo:rsid="0022484e" officeooo:paragraph-rsid="0022484e" style:font-style-asian="italic" style:font-style-complex="italic"/>
    </style:style>
    <style:style style:name="P24" style:family="paragraph" style:parent-style-name="Table_20_Contents" style:list-style-name="L9">
      <style:text-properties style:font-name="Arial" fo:font-style="italic" officeooo:rsid="0022484e" officeooo:paragraph-rsid="0022484e" style:font-style-asian="italic" style:font-style-complex="italic"/>
    </style:style>
    <style:style style:name="P25" style:family="paragraph" style:parent-style-name="Table_20_Contents" style:list-style-name="L6">
      <style:text-properties style:font-name="Arial" officeooo:rsid="0022484e" officeooo:paragraph-rsid="0022484e"/>
    </style:style>
    <style:style style:name="P26" style:family="paragraph" style:parent-style-name="Table_20_Contents" style:list-style-name="L7">
      <style:text-properties style:font-name="Arial" officeooo:rsid="0022484e" officeooo:paragraph-rsid="0022484e"/>
    </style:style>
    <style:style style:name="P27" style:family="paragraph" style:parent-style-name="Table_20_Contents" style:list-style-name="L8">
      <style:text-properties style:font-name="Arial" officeooo:rsid="0022484e" officeooo:paragraph-rsid="0022484e"/>
    </style:style>
    <style:style style:name="P28" style:family="paragraph" style:parent-style-name="Table_20_Contents" style:list-style-name="L9">
      <style:text-properties style:font-name="Arial" officeooo:rsid="0022484e" officeooo:paragraph-rsid="0022484e"/>
    </style:style>
    <style:style style:name="P29" style:family="paragraph" style:parent-style-name="Table_20_Contents" style:list-style-name="L10">
      <style:text-properties style:font-name="Arial" officeooo:rsid="0022484e" officeooo:paragraph-rsid="0022484e"/>
    </style:style>
    <style:style style:name="P30" style:family="paragraph" style:parent-style-name="Table_20_Contents" style:list-style-name="L10">
      <style:text-properties style:font-name="Arial" officeooo:rsid="0022484e" officeooo:paragraph-rsid="0023f441"/>
    </style:style>
    <style:style style:name="P31" style:family="paragraph" style:parent-style-name="Table_20_Contents" style:list-style-name="L11">
      <style:text-properties style:font-name="Arial" officeooo:rsid="0022484e" officeooo:paragraph-rsid="0023f441"/>
    </style:style>
    <style:style style:name="P32" style:family="paragraph" style:parent-style-name="Table_20_Contents" style:list-style-name="L11">
      <style:paragraph-properties fo:text-align="center" style:justify-single-word="false"/>
      <style:text-properties style:font-name="Arial" officeooo:rsid="0023f441" officeooo:paragraph-rsid="0023f441"/>
    </style:style>
    <style:style style:name="P33" style:family="paragraph" style:parent-style-name="Table_20_Contents" style:list-style-name="L11">
      <style:paragraph-properties fo:text-align="start" style:justify-single-word="false"/>
      <style:text-properties style:font-name="Arial" officeooo:rsid="0023f441" officeooo:paragraph-rsid="0023f441"/>
    </style:style>
    <style:style style:name="P34" style:family="paragraph" style:parent-style-name="Table_20_Contents" style:list-style-name="L11">
      <style:paragraph-properties fo:text-align="start" style:justify-single-word="false"/>
      <style:text-properties style:font-name="Arial" officeooo:rsid="002362e9" officeooo:paragraph-rsid="0023f441"/>
    </style:style>
    <style:style style:name="P35" style:family="paragraph" style:parent-style-name="Table_20_Contents" style:list-style-name="L11">
      <style:paragraph-properties fo:text-align="center" style:justify-single-word="false"/>
      <style:text-properties style:font-name="Arial" officeooo:rsid="00242de3" officeooo:paragraph-rsid="00242de3"/>
    </style:style>
    <style:style style:name="T1" style:family="text">
      <style:text-properties officeooo:rsid="0014756d"/>
    </style:style>
    <style:style style:name="T2" style:family="text">
      <style:text-properties fo:font-weight="bold" officeooo:rsid="001af903" style:font-weight-asian="bold" style:font-weight-complex="bold"/>
    </style:style>
    <style:style style:name="T3" style:family="text">
      <style:text-properties fo:font-weight="bold" officeooo:rsid="00200088" style:font-weight-asian="bold" style:font-weight-complex="bold"/>
    </style:style>
    <style:style style:name="T4" style:family="text">
      <style:text-properties fo:font-weight="bold" officeooo:rsid="0024b9ac" style:font-weight-asian="bold" style:font-weight-complex="bold"/>
    </style:style>
    <style:style style:name="T5" style:family="text">
      <style:text-properties officeooo:rsid="001d437d"/>
    </style:style>
    <style:style style:name="T6" style:family="text">
      <style:text-properties officeooo:rsid="0022484e"/>
    </style:style>
    <style:style style:name="T7" style:family="text">
      <style:text-properties officeooo:rsid="002362e9"/>
    </style:style>
    <style:style style:name="T8" style:family="text">
      <style:text-properties officeooo:rsid="0023f441"/>
    </style:style>
    <style:style style:name="T9" style:family="text">
      <style:text-properties officeooo:rsid="00242de3"/>
    </style:style>
    <style:style style:name="T10" style:family="text">
      <style:text-properties officeooo:rsid="00247e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4">3</text:span></text:p>
          </table:table-cell>
          <table:table-cell table:style-name="Tabelle4.C1" office:value-type="string">
            <text:p text:style-name="P3">Title: <text:span text:style-name="T3">Variables and data types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5">Explainer video</text:span></text:p>
            <text:p text:style-name="P3"/>
          </table:table-cell>
          <table:covered-table-cell/>
          <table:covered-table-cell/>
        </table:table-row>
      </table:table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{Image of</text:p>
            <text:p text:style-name="P7">cooking analogy}</text:p>
          </table:table-cell>
          <table:table-cell table:style-name="Tabelle1.C2" office:value-type="string">
            <text:list xml:id="list4149755176363995331" text:style-name="L1">
              <text:list-item>
                <text:p text:style-name="P13">Remember our cooking analogy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{Image of</text:p>
            <text:p text:style-name="P7">cooking analogy}</text:p>
          </table:table-cell>
          <table:table-cell table:style-name="Tabelle1.C3" office:value-type="string">
            <text:list xml:id="list121876426176362487" text:style-name="L2">
              <text:list-item>
                <text:p text:style-name="P14">As we have different types of food, different types of ingredients for a meal, we also have different types of data for a program =&gt; data types</text:p>
              </text:list-item>
              <text:list-item>
                <text:p text:style-name="P18">(Explain data types in more detail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{Integers}</text:p>
          </table:table-cell>
          <table:table-cell table:style-name="Tabelle1.C4" office:value-type="string">
            <text:list xml:id="list8321589605091836533" text:style-name="L3">
              <text:list-item>
                <text:p text:style-name="P19">(Explain integers and why they are essential in programming)</text:p>
              </text:list-item>
              <text:list-item>
                <text:p text:style-name="P19">(What are we using integers for?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{Strings}</text:p>
          </table:table-cell>
          <table:table-cell table:style-name="Tabelle1.C5" office:value-type="string">
            <text:list xml:id="list6110753154275493435" text:style-name="L4">
              <text:list-item>
                <text:p text:style-name="P15">In almost all programming languages string is the data type that represents text</text:p>
              </text:list-item>
              <text:list-item>
                <text:p text:style-name="P15">Characters enclosed in double quotes, like “A text”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{Boolean}</text:p>
          </table:table-cell>
          <table:table-cell table:style-name="Tabelle1.C6" office:value-type="string">
            <text:list xml:id="list9127369861094036039" text:style-name="L5">
              <text:list-item>
                <text:p text:style-name="P16">For making <text:span text:style-name="T6">decisions in our programs</text:span></text:p>
              </text:list-item>
              <text:list-item>
                <text:p text:style-name="P16">Only two possible values, true or false</text:p>
              </text:list-item>
              <text:list-item>
                <text:p text:style-name="P20">(Explain where the name Boolean comes from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6">{Floating point</text:p>
            <text:p text:style-name="P6">number}</text:p>
          </table:table-cell>
          <table:table-cell table:style-name="Tabelle1.C7" office:value-type="string">
            <text:list xml:id="list2382320953594333061" text:style-name="L6">
              <text:list-item>
                <text:p text:style-name="P25">Decimal numbers</text:p>
              </text:list-item>
              <text:list-item>
                <text:p text:style-name="P21">(Explain how floating point numbers relate to integers. When to use the one, what the other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6">{Operations}</text:p>
          </table:table-cell>
          <table:table-cell table:style-name="Tabelle1.C8" office:value-type="string">
            <text:list xml:id="list115406759157018" text:continue-numbering="true" text:style-name="L6">
              <text:list-item>
                <text:p text:style-name="P17">Different operations for different data type</text:p>
              </text:list-item>
              <text:list-item>
                <text:p text:style-name="P25">(Explain that operations )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7">{Integer operations}</text:p>
          </table:table-cell>
          <table:table-cell table:style-name="Tabelle2.C1" office:value-type="string">
            <text:list xml:id="list246796294876359239" text:style-name="L7">
              <text:list-item>
                <text:p text:style-name="P26">Operations on integers</text:p>
              </text:list-item>
              <text:list-item>
                <text:p text:style-name="P22">(Explain integer arithmetic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7">{String operations}</text:p>
          </table:table-cell>
          <table:table-cell table:style-name="Tabelle2.C2" office:value-type="string">
            <text:list xml:id="list1901864171978170386" text:style-name="L8">
              <text:list-item>
                <text:p text:style-name="P27">Operations on strings</text:p>
              </text:list-item>
              <text:list-item>
                <text:p text:style-name="P23">(Explain string concatenation, getting the length of a string (number of characters), position of a character in a string...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0</text:span></text:p>
          </table:table-cell>
          <table:table-cell table:style-name="Tabelle2.A2" office:value-type="string">
            <text:p text:style-name="P7">{Boolean operations}</text:p>
          </table:table-cell>
          <table:table-cell table:style-name="Tabelle2.C3" office:value-type="string">
            <text:list xml:id="list9182064137581827693" text:style-name="L9">
              <text:list-item>
                <text:p text:style-name="P28">Operations on Boolean values</text:p>
              </text:list-item>
              <text:list-item>
                <text:p text:style-name="P24">(Explain Boolean algebra, AND, OR, NOT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1</text:span></text:p>
          </table:table-cell>
          <table:table-cell table:style-name="Tabelle2.A2" office:value-type="string">
            <text:p text:style-name="P8">{Variables</text:p>
            <text:p text:style-name="P8"/>
            <text:p text:style-name="P8"><text:span text:style-name="T10">Cooking analogy</text:span>}</text:p>
          </table:table-cell>
          <table:table-cell table:style-name="Tabelle2.C4" office:value-type="string">
            <text:list xml:id="list6624784675849891121" text:style-name="L10">
              <text:list-item>
                <text:p text:style-name="P29">Variables are “places” where we can store values</text:p>
              </text:list-item>
              <text:list-item>
                <text:p text:style-name="P30">In our cooking analogy, think of variables as pots or cups</text:p>
              </text:list-item>
              <text:list-item>
                <text:p text:style-name="P30">You <text:span text:style-name="T8">use</text:span> them to keep your ingredient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2</text:span></text:p>
          </table:table-cell>
          <table:table-cell table:style-name="Tabelle2.A2" office:value-type="string">
            <text:p text:style-name="P10">{<text:span text:style-name="T10">Box</text:span>}</text:p>
          </table:table-cell>
          <table:table-cell table:style-name="Tabelle2.C5" office:value-type="string">
            <text:list xml:id="list9206758528324848627" text:style-name="L11">
              <text:list-item>
                <text:p text:style-name="P31"><text:span text:style-name="T8">Or think of </text:span>a box: we can put things into a box and take the<text:span text:style-name="T7">m</text:span> out agai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9">13</text:p>
          </table:table-cell>
          <table:table-cell table:style-name="Tabelle2.A2" office:value-type="string">
            <text:list xml:id="list115406774161654" text:continue-numbering="true" text:style-name="L11">
              <text:list-header>
                <text:p text:style-name="P32">{<text:span text:style-name="T9">Assignment</text:span>}</text:p>
              </text:list-header>
            </text:list>
          </table:table-cell>
          <table:table-cell table:style-name="Tabelle2.C6" office:value-type="string">
            <text:list xml:id="list115406774165652" text:continue-numbering="true" text:style-name="L11">
              <text:list-item>
                <text:p text:style-name="P34">Storing a value in a variable – putting something in a box - is called an assign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0">14</text:p>
          </table:table-cell>
          <table:table-cell table:style-name="Tabelle2.A2" office:value-type="string">
            <text:list xml:id="list115406790151128" text:continue-numbering="true" text:style-name="L11">
              <text:list-header>
                <text:p text:style-name="P35">{Variables and types}</text:p>
              </text:list-header>
            </text:list>
          </table:table-cell>
          <table:table-cell table:style-name="Tabelle2.C7" office:value-type="string">
            <text:list xml:id="list115406790163431" text:continue-numbering="true" text:style-name="L11">
              <text:list-item>
                <text:p text:style-name="P33">In some languages variables have a given type and can only store values of that type, like an integer variable can only store an integer</text:p>
              </text:list-item>
              <text:list-item>
                <text:p text:style-name="P33">In other languages variables can take values of any type, it's just a box that stores some value</text:p>
              </text:list-item>
            </text:list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3M44S</meta:editing-duration>
    <meta:editing-cycles>12</meta:editing-cycles>
    <meta:generator>LibreOffice/4.1.3.2$Windows_x86 LibreOffice_project/70feb7d99726f064edab4605a8ab840c50ec57a</meta:generator>
    <dc:date>2015-07-27T11:54:06.645000000</dc:date>
    <meta:document-statistic meta:table-count="3" meta:image-count="0" meta:object-count="0" meta:page-count="2" meta:paragraph-count="65" meta:word-count="347" meta:character-count="1893" meta:non-whitespace-character-count="1639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